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dd2fa" officeooo:paragraph-rsid="000dd2fa"/>
    </style:style>
    <style:style style:name="P2" style:family="paragraph" style:parent-style-name="Standard" style:list-style-name="L1">
      <style:text-properties officeooo:rsid="000dd2fa" officeooo:paragraph-rsid="000dd2fa"/>
    </style:style>
    <style:style style:name="P3" style:family="paragraph" style:parent-style-name="Standard" style:list-style-name="L1">
      <style:text-properties officeooo:rsid="000f1665" officeooo:paragraph-rsid="000f1665"/>
    </style:style>
    <style:style style:name="P4" style:family="paragraph" style:parent-style-name="Standard" style:list-style-name="L1">
      <style:text-properties officeooo:rsid="00110f61" officeooo:paragraph-rsid="00110f61"/>
    </style:style>
    <style:style style:name="P5" style:family="paragraph" style:parent-style-name="Standard">
      <style:text-properties officeooo:rsid="00110f61" officeooo:paragraph-rsid="00110f61"/>
    </style:style>
    <style:style style:name="P6" style:family="paragraph" style:parent-style-name="Standard" style:list-style-name="L2">
      <style:text-properties officeooo:rsid="00110f61" officeooo:paragraph-rsid="00110f61"/>
    </style:style>
    <style:style style:name="P7" style:family="paragraph" style:parent-style-name="Standard" style:list-style-name="L2">
      <style:text-properties officeooo:rsid="0012babb" officeooo:paragraph-rsid="0012babb"/>
    </style:style>
    <style:style style:name="P8" style:family="paragraph" style:parent-style-name="Standard" style:list-style-name="L2">
      <style:text-properties officeooo:rsid="00134ae7" officeooo:paragraph-rsid="00134ae7"/>
    </style:style>
    <style:style style:name="P9" style:family="paragraph" style:parent-style-name="Standard">
      <style:text-properties officeooo:rsid="00134ae7" officeooo:paragraph-rsid="00134ae7"/>
    </style:style>
    <style:style style:name="P10" style:family="paragraph" style:parent-style-name="Standard" style:list-style-name="L3">
      <style:text-properties officeooo:rsid="00134ae7" officeooo:paragraph-rsid="00134ae7"/>
    </style:style>
    <style:style style:name="P11" style:family="paragraph" style:parent-style-name="Standard" style:list-style-name="L3">
      <style:text-properties officeooo:rsid="0014b6bb" officeooo:paragraph-rsid="0014b6bb"/>
    </style:style>
    <style:style style:name="P12" style:family="paragraph" style:parent-style-name="Standard">
      <style:text-properties officeooo:rsid="0014b6bb" officeooo:paragraph-rsid="0014b6bb"/>
    </style:style>
    <style:style style:name="P13" style:family="paragraph" style:parent-style-name="Standard" style:list-style-name="L4">
      <style:text-properties officeooo:rsid="0014b6bb" officeooo:paragraph-rsid="0014b6bb"/>
    </style:style>
    <style:style style:name="P14" style:family="paragraph" style:parent-style-name="Standard" style:list-style-name="L5">
      <style:text-properties officeooo:rsid="0014b6bb" officeooo:paragraph-rsid="0014b6bb"/>
    </style:style>
    <style:style style:name="P15" style:family="paragraph" style:parent-style-name="Standard" style:list-style-name="L5">
      <style:text-properties officeooo:rsid="00161e93" officeooo:paragraph-rsid="00161e93"/>
    </style:style>
    <style:style style:name="P16" style:family="paragraph" style:parent-style-name="Standard">
      <style:text-properties officeooo:rsid="00161e93" officeooo:paragraph-rsid="00161e93"/>
    </style:style>
    <style:style style:name="P17" style:family="paragraph" style:parent-style-name="Standard" style:list-style-name="L6">
      <style:text-properties officeooo:rsid="00174294" officeooo:paragraph-rsid="00174294"/>
    </style:style>
    <style:style style:name="P18" style:family="paragraph" style:parent-style-name="Standard" style:list-style-name="L6">
      <style:text-properties officeooo:rsid="0017a0ae" officeooo:paragraph-rsid="0017a0ae"/>
    </style:style>
    <style:style style:name="P19" style:family="paragraph" style:parent-style-name="Standard">
      <style:text-properties officeooo:rsid="0017a0ae" officeooo:paragraph-rsid="0017a0ae"/>
    </style:style>
    <style:style style:name="P20" style:family="paragraph" style:parent-style-name="Standard" style:list-style-name="L7">
      <style:text-properties officeooo:rsid="0017a0ae" officeooo:paragraph-rsid="0017a0ae"/>
    </style:style>
    <style:style style:name="P21" style:family="paragraph" style:parent-style-name="Standard" style:list-style-name="L8">
      <style:text-properties officeooo:rsid="0017a0ae" officeooo:paragraph-rsid="0017a0ae"/>
    </style:style>
    <style:style style:name="P22" style:family="paragraph" style:parent-style-name="Standard" style:list-style-name="L8">
      <style:text-properties officeooo:rsid="00188bf1" officeooo:paragraph-rsid="00188bf1"/>
    </style:style>
    <style:style style:name="P23" style:family="paragraph" style:parent-style-name="Standard">
      <style:text-properties officeooo:rsid="00188bf1" officeooo:paragraph-rsid="00188bf1"/>
    </style:style>
    <style:style style:name="P24" style:family="paragraph" style:parent-style-name="Standard" style:list-style-name="L9">
      <style:text-properties officeooo:rsid="00188bf1" officeooo:paragraph-rsid="00188bf1"/>
    </style:style>
    <style:style style:name="T1" style:family="text">
      <style:text-properties officeooo:rsid="00161e9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hat is a VPC?</text:p>
      <text:list xml:id="list4176389216" text:style-name="L1">
        <text:list-item>
          <text:p text:style-name="P2">A virtual network that houses AWS application instances</text:p>
          <text:list>
            <text:list-item>
              <text:p text:style-name="P2">Think of it like a logical datacentre</text:p>
            </text:list-item>
          </text:list>
        </text:list-item>
        <text:list-item>
          <text:p text:style-name="P2">Launch instances into subnet of your choosing</text:p>
        </text:list-item>
        <text:list-item>
          <text:p text:style-name="P2">Assign custom IP address ranges</text:p>
        </text:list-item>
        <text:list-item>
          <text:p text:style-name="P2">Configure route tables between subnets</text:p>
        </text:list-item>
        <text:list-item>
          <text:p text:style-name="P2">Create internet gateways</text:p>
        </text:list-item>
        <text:list-item>
          <text:p text:style-name="P2">Secure access to resources</text:p>
        </text:list-item>
        <text:list-item>
          <text:p text:style-name="P2">Instance security groups</text:p>
        </text:list-item>
        <text:list-item>
          <text:p text:style-name="P2">Subnet network access control lists (ACLs)</text:p>
          <text:list>
            <text:list-item>
              <text:p text:style-name="P2">These are stateless, security groups are stateful</text:p>
            </text:list-item>
          </text:list>
        </text:list-item>
        <text:list-item>
          <text:p text:style-name="P2">Default VPC vs Custom VPC</text:p>
          <text:list>
            <text:list-item>
              <text:p text:style-name="P2">Default is more user friendly, allows immediate deployment of instances</text:p>
            </text:list-item>
            <text:list-item>
              <text:p text:style-name="P2">All subnets in default have route out to internet</text:p>
            </text:list-item>
            <text:list-item>
              <text:p text:style-name="P2">Each EC2 instance has both a public and private IP address</text:p>
            </text:list-item>
          </text:list>
        </text:list-item>
        <text:list-item>
          <text:p text:style-name="P2">VPC Peering</text:p>
          <text:list>
            <text:list-item>
              <text:p text:style-name="P2">Connect between VPCs with private ip address</text:p>
            </text:list-item>
            <text:list-item>
              <text:p text:style-name="P2">Peer across accounts</text:p>
            </text:list-item>
            <text:list-item>
              <text:p text:style-name="P2">No transitive peering</text:p>
            </text:list-item>
            <text:list-item>
              <text:p text:style-name="P2">Always a star configuration (1 central VPC peers with 4 others)</text:p>
            </text:list-item>
          </text:list>
        </text:list-item>
        <text:list-item>
          <text:p text:style-name="P2">1 subnet = 1 AZ</text:p>
        </text:list-item>
        <text:list-item>
          <text:p text:style-name="P3">Main route table should always be private to protect subnets that are not automatically public</text:p>
        </text:list-item>
        <text:list-item>
          <text:p text:style-name="P3">Creating a VPC creates a default route table, Network ACL, and security group</text:p>
        </text:list-item>
        <text:list-item>
          <text:p text:style-name="P3">AZs are randomized when you select them to ensure subnets are spread across all AZs</text:p>
        </text:list-item>
        <text:list-item>
          <text:p text:style-name="P3">5 IP addresses in a subnet are reserved by AWS</text:p>
        </text:list-item>
        <text:list-item>
          <text:p text:style-name="P3">Only one internet gateway per VPC</text:p>
        </text:list-item>
        <text:list-item>
          <text:p text:style-name="P3">Security groups can’t span VPCs</text:p>
        </text:list-item>
        <text:list-item>
          <text:p text:style-name="P4">Can communicate with private subnets from public subnets via security groups attached to the ec2 instance</text:p>
        </text:list-item>
      </text:list>
      <text:p text:style-name="P5">NAT (Network Address Translation)</text:p>
      <text:list xml:id="list242079439" text:style-name="L2">
        <text:list-item>
          <text:p text:style-name="P6">Enable private subnets to communicate with internet without exposing the subnet</text:p>
        </text:list-item>
        <text:list-item>
          <text:p text:style-name="P6">NAT instances are on there way out, but still around</text:p>
          <text:list>
            <text:list-item>
              <text:p text:style-name="P6">Bound to ec2 instance</text:p>
            </text:list-item>
            <text:list-item>
              <text:p text:style-name="P6">Need to disable source/destination checks on instance</text:p>
            </text:list-item>
            <text:list-item>
              <text:p text:style-name="P7">Add internet ip addresses to route table so that inbound/outbound traffic is routed to NAT instance</text:p>
            </text:list-item>
            <text:list-item>
              <text:p text:style-name="P8">Behind a security group</text:p>
            </text:list-item>
          </text:list>
        </text:list-item>
        <text:list-item>
          <text:p text:style-name="P6">NAT Gateways are spread across multiple AZs to ensure availability from any instance</text:p>
          <text:list>
            <text:list-item>
              <text:p text:style-name="P8">Create in the public subnet, point private route table towards it</text:p>
            </text:list-item>
            <text:list-item>
              <text:p text:style-name="P8">5Gbps to 45Gbps</text:p>
            </text:list-item>
            <text:list-item>
              <text:p text:style-name="P8">Not associated with security groups</text:p>
            </text:list-item>
            <text:list-item>
              <text:p text:style-name="P8">Way better</text:p>
            </text:list-item>
            <text:list-item>
              <text:p text:style-name="P8">Should always have a NAT gateway in each AZ as a DRP</text:p>
            </text:list-item>
          </text:list>
        </text:list-item>
      </text:list>
      <text:p text:style-name="P9">Access Control Lists (ACL)</text:p>
      <text:list xml:id="list1468820598" text:style-name="L3">
        <text:list-item>
          <text:p text:style-name="P10">Associated with multiple subnets</text:p>
        </text:list-item>
        <text:list-item>
          <text:p text:style-name="P10">Sit behind the route table</text:p>
        </text:list-item>
        <text:list-item>
          <text:p text:style-name="P11">Default ACL allows all traffic, custom ACL blocks all traffic</text:p>
        </text:list-item>
        <text:list-item>
          <text:p text:style-name="P11">Ephemeral ports</text:p>
          <text:list>
            <text:list-item>
              <text:p text:style-name="P11"><text:soft-page-break/>Short-lived ports that are used for communicating with clients that started communicating on a valid port</text:p>
            </text:list-item>
            <text:list-item>
              <text:p text:style-name="P11">Used by the NAT gateway</text:p>
            </text:list-item>
          </text:list>
        </text:list-item>
        <text:list-item>
          <text:p text:style-name="P11">Rules are applied chronologically. Earlier rules trump later rules.</text:p>
        </text:list-item>
      </text:list>
      <text:p text:style-name="P12">Custom VPCs and ELBs</text:p>
      <text:list xml:id="list2639231253" text:style-name="L4">
        <text:list-item>
          <text:p text:style-name="P13">Three types of load balancers</text:p>
          <text:list>
            <text:list-item>
              <text:p text:style-name="P13">Application, Network, Classic</text:p>
            </text:list-item>
          </text:list>
        </text:list-item>
        <text:list-item>
          <text:p text:style-name="P13">Associate ELBs with VPCs</text:p>
        </text:list-item>
        <text:list-item>
          <text:p text:style-name="P13">Need two public subnets for a load balancer</text:p>
        </text:list-item>
      </text:list>
      <text:p text:style-name="P12">VPC Flow Logs</text:p>
      <text:list xml:id="list2015691254" text:style-name="L5">
        <text:list-item>
          <text:p text:style-name="P14">Capture info about traffic in your VPC</text:p>
          <text:list>
            <text:list-item>
              <text:p text:style-name="P14">Info is sen<text:span text:style-name="T1">t</text:span> to cloudwatch <text:span text:style-name="T1">or an s3 bucket</text:span></text:p>
            </text:list-item>
          </text:list>
        </text:list-item>
        <text:list-item>
          <text:p text:style-name="P14">Can do it at VPC, Subnet, or Network Interface level</text:p>
        </text:list-item>
        <text:list-item>
          <text:p text:style-name="P15">Cannot enable logs for VPCs that are peered with your VPC unless the peer VPC is in your account</text:p>
        </text:list-item>
        <text:list-item>
          <text:p text:style-name="P15">Can tag logs</text:p>
        </text:list-item>
        <text:list-item>
          <text:p text:style-name="P15">Can’t change config of log after creation</text:p>
        </text:list-item>
        <text:list-item>
          <text:p text:style-name="P15">Not all IP traffic is monitored</text:p>
        </text:list-item>
      </text:list>
      <text:p text:style-name="P16">Bastion Hosts</text:p>
      <text:list xml:id="list7339742" text:style-name="L6">
        <text:list-item>
          <text:p text:style-name="P17">Computer or network designed to withstand attacks</text:p>
        </text:list-item>
        <text:list-item>
          <text:p text:style-name="P17">Removes access from untrusted networks</text:p>
        </text:list-item>
        <text:list-item>
          <text:p text:style-name="P18">Securely administer ed2 instances</text:p>
          <text:list>
            <text:list-item>
              <text:p text:style-name="P18">Forward ssh connections to private ec2 instance</text:p>
            </text:list-item>
          </text:list>
        </text:list-item>
        <text:list-item>
          <text:p text:style-name="P18">Can’t use a NAT Gateway as a Bastion host</text:p>
        </text:list-item>
      </text:list>
      <text:p text:style-name="P19">Direct Connect</text:p>
      <text:list xml:id="list2570761910" text:style-name="L7">
        <text:list-item>
          <text:p text:style-name="P20">Establish a dedicated network connection from your premises to AWS</text:p>
        </text:list-item>
        <text:list-item>
          <text:p text:style-name="P20">Done on dedicated lines</text:p>
        </text:list-item>
        <text:list-item>
          <text:p text:style-name="P20">Set one up</text:p>
          <text:list>
            <text:list-item>
              <text:p text:style-name="P20">Create a virtual interface in the direct connect console</text:p>
            </text:list-item>
            <text:list-item>
              <text:p text:style-name="P20">Got the vpc console and then to vpn connections. Create a customer gateway</text:p>
            </text:list-item>
            <text:list-item>
              <text:p text:style-name="P20">Create a virtual private gateway</text:p>
            </text:list-item>
            <text:list-item>
              <text:p text:style-name="P20">Attach the private gateway to the desired vpc</text:p>
            </text:list-item>
            <text:list-item>
              <text:p text:style-name="P20">Select vpn connections and create new vpn connection</text:p>
            </text:list-item>
            <text:list-item>
              <text:p text:style-name="P20">Select the virtual private gateway and the customer gateway</text:p>
            </text:list-item>
            <text:list-item>
              <text:p text:style-name="P20">Once the vpn is available, set up the vpn on the customer gateway or firewall</text:p>
            </text:list-item>
          </text:list>
        </text:list-item>
      </text:list>
      <text:p text:style-name="P19">Global Accelerator</text:p>
      <text:list xml:id="list2772674131" text:style-name="L8">
        <text:list-item>
          <text:p text:style-name="P21">Improve availability of your apps by directing traffic to the most available regions</text:p>
        </text:list-item>
        <text:list-item>
          <text:p text:style-name="P21">Following components</text:p>
          <text:list>
            <text:list-item>
              <text:p text:style-name="P21">Static IP addresses</text:p>
              <text:list>
                <text:list-item>
                  <text:p text:style-name="P21">you get two</text:p>
                </text:list-item>
              </text:list>
            </text:list-item>
            <text:list-item>
              <text:p text:style-name="P21">Accelerator</text:p>
              <text:list>
                <text:list-item>
                  <text:p text:style-name="P21">directs traffic to optimal endpoints to improve performance</text:p>
                </text:list-item>
              </text:list>
            </text:list-item>
            <text:list-item>
              <text:p text:style-name="P21">DNS Name</text:p>
              <text:list>
                <text:list-item>
                  <text:p text:style-name="P21">Default DNS that points to the static ip addresses</text:p>
                </text:list-item>
              </text:list>
            </text:list-item>
            <text:list-item>
              <text:p text:style-name="P22">Network zone</text:p>
              <text:list>
                <text:list-item>
                  <text:p text:style-name="P22">Services static ip addresses from a unique subnet</text:p>
                </text:list-item>
                <text:list-item>
                  <text:p text:style-name="P22">Is an isolated unit with its own physical infrastructure</text:p>
                </text:list-item>
              </text:list>
            </text:list-item>
            <text:list-item>
              <text:p text:style-name="P22">Listener</text:p>
              <text:list>
                <text:list-item>
                  <text:p text:style-name="P22"><text:soft-page-break/>Process inbound connections from client based on the port and protocol that you configured</text:p>
                </text:list-item>
                <text:list-item>
                  <text:p text:style-name="P22">Endpoint groups are associated with listeners based on the region</text:p>
                </text:list-item>
              </text:list>
            </text:list-item>
            <text:list-item>
              <text:p text:style-name="P22">Endpoint group</text:p>
              <text:list>
                <text:list-item>
                  <text:p text:style-name="P22">Specific region</text:p>
                </text:list-item>
                <text:list-item>
                  <text:p text:style-name="P22">Include one or more endpoints</text:p>
                </text:list-item>
                <text:list-item>
                  <text:p text:style-name="P22">Can set percentage of traffic per group</text:p>
                </text:list-item>
              </text:list>
            </text:list-item>
            <text:list-item>
              <text:p text:style-name="P22">Endpoint</text:p>
              <text:list>
                <text:list-item>
                  <text:p text:style-name="P22">Any resource</text:p>
                </text:list-item>
                <text:list-item>
                  <text:p text:style-name="P22">Can be internet-facing or internal</text:p>
                </text:list-item>
                <text:list-item>
                  <text:p text:style-name="P22">Can specify proportion of traffic per endpoint</text:p>
                </text:list-item>
              </text:list>
            </text:list-item>
          </text:list>
        </text:list-item>
      </text:list>
      <text:p text:style-name="P23">VPC Endpoints</text:p>
      <text:list xml:id="list3236182477" text:style-name="L9">
        <text:list-item>
          <text:p text:style-name="P24">Privately connect your vpc to supported AWS services without needing a gateway, NAT, or vpn</text:p>
        </text:list-item>
        <text:list-item>
          <text:p text:style-name="P24">Traffic does not leave the amazon network</text:p>
        </text:list-item>
        <text:list-item>
          <text:p text:style-name="P24">Virtual devices that are horizontally scaled, redundant, and highly available</text:p>
        </text:list-item>
        <text:list-item>
          <text:p text:style-name="P24">Two types</text:p>
          <text:list>
            <text:list-item>
              <text:p text:style-name="P24">Interface endpoints</text:p>
              <text:list>
                <text:list-item>
                  <text:p text:style-name="P24">Elastic network interface with a private ip address that serves as an entry point for traffic destined for a supported service</text:p>
                </text:list-item>
              </text:list>
            </text:list-item>
            <text:list-item>
              <text:p text:style-name="P24">Gateway endpoints</text:p>
              <text:list>
                <text:list-item>
                  <text:p text:style-name="P24">Like NAT Gateways, supported for S3 and Dynamo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8T01:56:00.569904939</meta:creation-date>
    <dc:date>2020-04-18T06:16:16.908061083</dc:date>
    <meta:editing-duration>PT1H58M24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3" meta:paragraph-count="111" meta:word-count="859" meta:character-count="4704" meta:non-whitespace-character-count="4058"/>
  </office:meta>
</office:document-meta>
</file>